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tantia" svg:font-family="Constant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onstantia" fo:font-size="20pt" fo:language="es" fo:country="ES" officeooo:rsid="0000f93e" officeooo:paragraph-rsid="0000f93e" style:font-size-asian="17.5pt" style:font-size-complex="20pt"/>
    </style:style>
    <style:style style:name="P2" style:family="paragraph" style:parent-style-name="Standard">
      <style:paragraph-properties fo:text-align="start" style:justify-single-word="false"/>
      <style:text-properties style:font-name="Constantia" fo:font-size="18pt" fo:language="es" fo:country="ES" officeooo:rsid="0000f93e" officeooo:paragraph-rsid="0000f93e" style:font-size-asian="18pt" style:font-size-complex="18pt"/>
    </style:style>
    <style:style style:name="P3" style:family="paragraph" style:parent-style-name="Text_20_body">
      <style:paragraph-properties fo:text-align="start" style:justify-single-word="false"/>
      <style:text-properties style:font-name="Constantia" fo:font-size="12pt" fo:language="es" fo:country="ES" fo:font-weight="normal" officeooo:rsid="000896ad" officeooo:paragraph-rsid="0002f010" style:font-size-asian="10.5pt" style:font-weight-asian="normal" style:font-size-complex="12pt" style:font-weight-complex="normal" style:script-type="latin"/>
    </style:style>
    <style:style style:name="P4" style:family="paragraph" style:parent-style-name="Text_20_body">
      <style:paragraph-properties fo:text-align="start" style:justify-single-word="false"/>
      <style:text-properties style:font-name="Constantia" fo:font-size="16pt" fo:language="es" fo:country="ES" fo:font-weight="bold" officeooo:rsid="0002f010" officeooo:paragraph-rsid="0002f010" style:font-size-asian="16pt" style:font-weight-asian="bold" style:font-size-complex="16pt" style:font-weight-complex="bold" style:script-type="latin"/>
    </style:style>
    <style:style style:name="P5" style:family="paragraph" style:parent-style-name="Text_20_body">
      <style:paragraph-properties fo:text-align="start" style:justify-single-word="false"/>
      <style:text-properties style:font-name="Constantia" fo:font-size="12pt" fo:language="es" fo:country="ES" fo:font-weight="normal" officeooo:rsid="000c3704" officeooo:paragraph-rsid="000492e8" style:font-size-asian="10.5pt" style:font-weight-asian="normal" style:font-size-complex="12pt" style:font-weight-complex="normal" style:script-type="latin"/>
    </style:style>
    <style:style style:name="P6" style:family="paragraph" style:parent-style-name="Text_20_body">
      <style:paragraph-properties fo:text-align="start" style:justify-single-word="false"/>
      <style:text-properties style:font-name="Constantia" fo:font-size="14pt" fo:language="es" fo:country="ES" fo:font-weight="bold" officeooo:rsid="000492e8" officeooo:paragraph-rsid="000492e8" style:font-size-asian="12.25pt" style:font-weight-asian="bold" style:font-size-complex="14pt" style:font-weight-complex="bold" style:script-type="latin"/>
    </style:style>
    <style:style style:name="P7" style:family="paragraph" style:parent-style-name="Text_20_body">
      <style:paragraph-properties fo:text-align="start" style:justify-single-word="false"/>
      <style:text-properties style:font-name="Constantia" fo:font-size="12pt" fo:language="es" fo:country="ES" fo:font-weight="normal" officeooo:rsid="00060a05" officeooo:paragraph-rsid="000f5967" style:font-size-asian="10.5pt" style:font-weight-asian="normal" style:font-size-complex="12pt" style:font-weight-complex="normal" style:script-type="latin"/>
    </style:style>
    <style:style style:name="P8" style:family="paragraph" style:parent-style-name="Text_20_body">
      <style:paragraph-properties fo:text-align="start" style:justify-single-word="false"/>
      <style:text-properties style:font-name="Constantia" fo:font-size="12pt" fo:language="es" fo:country="ES" fo:font-weight="normal" officeooo:rsid="0007ded8" officeooo:paragraph-rsid="0007ded8" style:font-size-asian="10.5pt" style:font-weight-asian="normal" style:font-size-complex="12pt" style:font-weight-complex="normal" style:script-type="latin"/>
    </style:style>
    <style:style style:name="P9" style:family="paragraph" style:parent-style-name="Text_20_body">
      <style:paragraph-properties fo:text-align="start" style:justify-single-word="false"/>
      <style:text-properties style:font-name="Constantia" fo:font-size="12pt" fo:language="es" fo:country="ES" fo:font-weight="normal" officeooo:rsid="00099512" officeooo:paragraph-rsid="00099512" style:font-size-asian="10.5pt" style:font-weight-asian="normal" style:font-size-complex="12pt" style:font-weight-complex="normal" style:script-type="latin"/>
    </style:style>
    <style:style style:name="P10" style:family="paragraph" style:parent-style-name="Text_20_body" style:list-style-name="L1">
      <style:paragraph-properties fo:text-align="start" style:justify-single-word="false"/>
      <style:text-properties style:font-name="Constantia" fo:font-size="12pt" fo:language="es" fo:country="ES" fo:font-weight="normal" officeooo:rsid="00099512" officeooo:paragraph-rsid="00099512" style:font-size-asian="10.5pt" style:font-weight-asian="normal" style:font-size-complex="12pt" style:font-weight-complex="normal" style:script-type="latin"/>
    </style:style>
    <style:style style:name="P11" style:family="paragraph" style:parent-style-name="Text_20_body" style:list-style-name="L1">
      <style:text-properties style:font-name="Constantia" fo:language="es" fo:country="ES" officeooo:rsid="0007ded8" officeooo:paragraph-rsid="00099512" style:script-type="latin"/>
    </style:style>
    <style:style style:name="P12" style:family="paragraph" style:parent-style-name="Text_20_body">
      <style:text-properties style:font-name="Constantia" fo:language="es" fo:country="ES" officeooo:rsid="0007ded8" officeooo:paragraph-rsid="00099512" style:script-type="latin"/>
    </style:style>
    <style:style style:name="P13" style:family="paragraph" style:parent-style-name="Heading_20_3">
      <style:paragraph-properties fo:margin-top="0in" fo:margin-bottom="0.0972in" style:contextual-spacing="false" fo:line-height="115%"/>
      <style:text-properties style:font-name="Constantia" fo:font-size="12pt" fo:language="es" fo:country="ES" fo:font-weight="normal" officeooo:rsid="0007ded8" officeooo:paragraph-rsid="00099512" style:font-size-asian="10.5pt" style:font-weight-asian="normal" style:font-size-complex="12pt" style:font-weight-complex="normal" style:script-type="latin"/>
    </style:style>
    <style:style style:name="P14" style:family="paragraph" style:parent-style-name="Text_20_body" style:list-style-name="L2">
      <style:text-properties style:font-name="Constantia" fo:language="es" fo:country="ES" officeooo:rsid="0007ded8" officeooo:paragraph-rsid="00099512" style:script-type="latin"/>
    </style:style>
    <style:style style:name="P15" style:family="paragraph" style:parent-style-name="Standard">
      <style:paragraph-properties fo:margin-top="0in" fo:margin-bottom="0.0972in" style:contextual-spacing="false" fo:line-height="115%"/>
      <style:text-properties style:font-name="Constantia" fo:font-size="12pt" fo:language="es" fo:country="ES" fo:font-weight="normal" officeooo:rsid="0007ded8" officeooo:paragraph-rsid="000ae1ba" style:font-size-asian="10.5pt" style:font-weight-asian="normal" style:font-size-complex="12pt" style:font-weight-complex="normal" style:script-type="latin"/>
    </style:style>
    <style:style style:name="P16" style:family="paragraph" style:parent-style-name="Text_20_body" style:list-style-name="L3">
      <style:text-properties style:font-name="Constantia" fo:language="es" fo:country="ES" officeooo:rsid="0007ded8" officeooo:paragraph-rsid="000ae1ba" style:script-type="latin"/>
    </style:style>
    <style:style style:name="P17" style:family="paragraph" style:parent-style-name="Text_20_body" style:list-style-name="L3">
      <style:text-properties style:font-name="Constantia" fo:language="es" fo:country="ES" fo:font-weight="normal" officeooo:rsid="000ae1ba" officeooo:paragraph-rsid="000ae1ba" style:font-weight-asian="normal" style:font-weight-complex="normal" style:script-type="latin"/>
    </style:style>
    <style:style style:name="P18" style:family="paragraph" style:parent-style-name="Text_20_body" style:list-style-name="L3">
      <style:text-properties style:font-name="Constantia" fo:language="es" fo:country="ES" fo:font-weight="normal" officeooo:rsid="00104280" officeooo:paragraph-rsid="00104280" style:font-weight-asian="normal" style:font-weight-complex="normal" style:script-type="latin"/>
    </style:style>
    <style:style style:name="P19" style:family="paragraph" style:parent-style-name="Heading_20_3">
      <style:paragraph-properties fo:margin-top="0in" fo:margin-bottom="0.0972in" style:contextual-spacing="false" fo:line-height="115%"/>
      <style:text-properties style:font-name="Constantia" fo:font-size="12pt" fo:language="es" fo:country="ES" fo:font-weight="normal" officeooo:rsid="0007ded8" officeooo:paragraph-rsid="000ae1ba" style:font-size-asian="10.5pt" style:font-weight-asian="normal" style:font-size-complex="12pt" style:font-weight-complex="normal" style:script-type="latin"/>
    </style:style>
    <style:style style:name="P20" style:family="paragraph" style:parent-style-name="Text_20_body">
      <style:text-properties style:font-name="Constantia" fo:language="es" fo:country="ES" officeooo:rsid="0007ded8" officeooo:paragraph-rsid="000ae1ba" style:script-type="latin"/>
    </style:style>
    <style:style style:name="P21" style:family="paragraph" style:parent-style-name="Text_20_body" style:list-style-name="L4">
      <style:text-properties style:font-name="Constantia" fo:language="es" fo:country="ES" officeooo:rsid="0007ded8" officeooo:paragraph-rsid="000ae1ba" style:script-type="latin"/>
    </style:style>
    <style:style style:name="P22" style:family="paragraph" style:parent-style-name="Text_20_body">
      <style:paragraph-properties fo:text-align="start" style:justify-single-word="false"/>
      <style:text-properties style:font-name="Constantia" fo:font-size="13pt" fo:language="es" fo:country="ES" fo:font-style="italic" fo:font-weight="normal" officeooo:rsid="0007ded8" officeooo:paragraph-rsid="0007ded8" style:font-size-asian="11.3500003814697pt" style:font-style-asian="italic" style:font-weight-asian="normal" style:font-size-complex="13pt" style:font-style-complex="italic" style:font-weight-complex="normal" style:script-type="latin"/>
    </style:style>
    <style:style style:name="P23" style:family="paragraph" style:parent-style-name="Text_20_body">
      <style:paragraph-properties fo:text-align="start" style:justify-single-word="false"/>
      <style:text-properties style:font-name="Constantia" fo:font-size="12pt" fo:language="es" fo:country="ES" fo:font-style="normal" fo:font-weight="normal" officeooo:rsid="0007ded8" officeooo:paragraph-rsid="0007ded8" style:font-size-asian="10.5pt" style:font-style-asian="normal" style:font-weight-asian="normal" style:font-size-complex="12pt" style:font-style-complex="normal" style:font-weight-complex="normal" style:script-type="latin"/>
    </style:style>
    <style:style style:name="P24" style:family="paragraph" style:parent-style-name="Text_20_body">
      <style:paragraph-properties fo:text-align="start" style:justify-single-word="false"/>
      <style:text-properties style:font-name="Constantia" fo:font-size="12pt" fo:language="es" fo:country="ES" fo:font-style="normal" fo:font-weight="normal" officeooo:rsid="0007ded8" officeooo:paragraph-rsid="00113111" style:font-size-asian="10.5pt" style:font-style-asian="normal" style:font-weight-asian="normal" style:font-size-complex="12pt" style:font-style-complex="normal" style:font-weight-complex="normal" style:script-type="latin"/>
    </style:style>
    <style:style style:name="P25" style:family="paragraph" style:parent-style-name="Text_20_body">
      <style:paragraph-properties fo:text-align="start" style:justify-single-word="false"/>
      <style:text-properties style:font-name="Constantia" fo:font-size="14pt" fo:language="es" fo:country="ES" fo:font-weight="bold" officeooo:rsid="0012a132" officeooo:paragraph-rsid="0012a132" style:font-size-asian="12.25pt" style:font-weight-asian="bold" style:font-size-complex="14pt" style:font-weight-complex="bold" style:script-type="latin"/>
    </style:style>
    <style:style style:name="P26" style:family="paragraph" style:parent-style-name="Text_20_body">
      <style:paragraph-properties fo:text-align="start" style:justify-single-word="false"/>
      <style:text-properties style:font-name="Constantia" fo:font-size="12pt" fo:language="es" fo:country="ES" fo:font-weight="normal" officeooo:rsid="00134511" officeooo:paragraph-rsid="00134511" style:font-size-asian="10.5pt" style:font-weight-asian="normal" style:font-size-complex="12pt" style:font-weight-complex="normal" style:script-type="latin"/>
    </style:style>
    <style:style style:name="P27" style:family="paragraph" style:parent-style-name="Text_20_body">
      <style:paragraph-properties fo:text-align="start" style:justify-single-word="false"/>
      <style:text-properties style:font-name="Constantia" fo:font-size="12pt" fo:language="es" fo:country="ES" fo:font-weight="normal" officeooo:rsid="00164c2c" officeooo:paragraph-rsid="0016a312" style:font-size-asian="10.5pt" style:font-weight-asian="normal" style:font-size-complex="12pt" style:font-weight-complex="normal" style:script-type="latin"/>
    </style:style>
    <style:style style:name="P28" style:family="paragraph" style:parent-style-name="Text_20_body">
      <style:paragraph-properties fo:text-align="start" style:justify-single-word="false"/>
      <style:text-properties style:font-name="Constantia" fo:font-size="14pt" fo:language="es" fo:country="ES" fo:font-weight="bold" officeooo:rsid="00175235" officeooo:paragraph-rsid="00175235" style:font-size-asian="12.25pt" style:font-weight-asian="bold" style:font-size-complex="14pt" style:font-weight-complex="bold" style:script-type="latin"/>
    </style:style>
    <style:style style:name="P29" style:family="paragraph" style:parent-style-name="Text_20_body">
      <style:paragraph-properties fo:text-align="start" style:justify-single-word="false"/>
      <style:text-properties style:font-name="Constantia" fo:font-size="12pt" fo:language="es" fo:country="ES" fo:font-weight="normal" officeooo:rsid="00175235" officeooo:paragraph-rsid="00175235" style:font-size-asian="10.5pt" style:font-weight-asian="normal" style:font-size-complex="12pt" style:font-weight-complex="normal" style:script-type="latin"/>
    </style:style>
    <style:style style:name="P30" style:family="paragraph" style:parent-style-name="Text_20_body">
      <style:paragraph-properties fo:text-align="start" style:justify-single-word="false"/>
      <style:text-properties style:font-name="Constantia" fo:font-size="14pt" fo:language="es" fo:country="ES" fo:font-weight="bold" officeooo:rsid="00190db9" officeooo:paragraph-rsid="00190db9" style:font-size-asian="14pt" style:font-weight-asian="bold" style:font-size-complex="14pt" style:font-weight-complex="bold" style:script-type="latin"/>
    </style:style>
    <style:style style:name="P31" style:family="paragraph" style:parent-style-name="Text_20_body">
      <style:paragraph-properties fo:text-align="start" style:justify-single-word="false"/>
      <style:text-properties style:font-name="Constantia" fo:font-size="12pt" fo:language="es" fo:country="ES" fo:font-weight="normal" officeooo:rsid="00190db9" officeooo:paragraph-rsid="00190db9" style:font-size-asian="10.5pt" style:font-weight-asian="normal" style:font-size-complex="12pt" style:font-weight-complex="normal" style:script-type="latin"/>
    </style:style>
    <style:style style:name="P32" style:family="paragraph" style:parent-style-name="Text_20_body">
      <style:paragraph-properties fo:text-align="start" style:justify-single-word="false"/>
      <style:text-properties style:font-name="Constantia" fo:font-size="12pt" fo:language="es" fo:country="ES" fo:font-weight="normal" officeooo:rsid="00194807" officeooo:paragraph-rsid="00194807" style:font-size-asian="10.5pt" style:font-weight-asian="normal" style:font-size-complex="12pt" style:font-weight-complex="normal" style:script-type="latin"/>
    </style:style>
    <style:style style:name="P33" style:family="paragraph" style:parent-style-name="Text_20_body">
      <style:paragraph-properties fo:text-align="start" style:justify-single-word="false"/>
      <style:text-properties style:font-name="Constantia" fo:font-size="12pt" fo:language="es" fo:country="ES" fo:font-weight="normal" officeooo:rsid="001ab213" officeooo:paragraph-rsid="00194807" style:font-size-asian="10.5pt" style:font-weight-asian="normal" style:font-size-complex="12pt" style:font-weight-complex="normal" style:script-type="latin"/>
    </style:style>
    <style:style style:name="T1" style:family="text">
      <style:text-properties officeooo:rsid="0013f556"/>
    </style:style>
    <style:style style:name="T2" style:family="text">
      <style:text-properties officeooo:rsid="00141ba4"/>
    </style:style>
    <style:style style:name="T3" style:family="text">
      <style:text-properties officeooo:rsid="000a3015"/>
    </style:style>
    <style:style style:name="T4" style:family="text">
      <style:text-properties officeooo:rsid="000bf1a3"/>
    </style:style>
    <style:style style:name="T5" style:family="text">
      <style:text-properties officeooo:rsid="000d75ed"/>
    </style:style>
    <style:style style:name="T6" style:family="text">
      <style:text-properties officeooo:rsid="000f098e"/>
    </style:style>
    <style:style style:name="T7" style:family="text">
      <style:text-properties officeooo:rsid="000c8277"/>
    </style:style>
    <style:style style:name="T8" style:family="text">
      <style:text-properties officeooo:rsid="0010f046"/>
    </style:style>
    <style:style style:name="T9" style:family="text">
      <style:text-properties officeooo:rsid="0007ded8"/>
    </style:style>
    <style:style style:name="T10" style:family="text">
      <style:text-properties officeooo:rsid="00060c41"/>
    </style:style>
    <style:style style:name="T11" style:family="text">
      <style:text-properties officeooo:rsid="00099512"/>
    </style:style>
    <style:style style:name="T12" style:family="text">
      <style:text-properties officeooo:rsid="000f5967"/>
    </style:style>
    <style:style style:name="T13" style:family="text">
      <style:text-properties officeooo:rsid="000ae1ba"/>
    </style:style>
    <style:style style:name="T14" style:family="text">
      <style:text-properties fo:font-weight="normal" style:font-weight-asian="normal" style:font-weight-complex="normal"/>
    </style:style>
    <style:style style:name="T15" style:family="text">
      <style:text-properties fo:font-weight="normal" officeooo:rsid="00099512" style:font-weight-asian="normal" style:font-weight-complex="normal"/>
    </style:style>
    <style:style style:name="T16" style:family="text">
      <style:text-properties fo:font-weight="normal" officeooo:rsid="000c8277" style:font-weight-asian="normal" style:font-weight-complex="normal"/>
    </style:style>
    <style:style style:name="T17" style:family="text">
      <style:text-properties officeooo:rsid="000d638b"/>
    </style:style>
    <style:style style:name="T18" style:family="text">
      <style:text-properties officeooo:rsid="00104280"/>
    </style:style>
    <style:style style:name="T19" style:family="text">
      <style:text-properties officeooo:rsid="00113111"/>
    </style:style>
    <style:style style:name="T20" style:family="text">
      <style:text-properties officeooo:rsid="001116fb"/>
    </style:style>
    <style:style style:name="T21" style:family="text">
      <style:text-properties officeooo:rsid="00155153"/>
    </style:style>
    <style:style style:name="T22" style:family="text">
      <style:text-properties officeooo:rsid="00164c2c"/>
    </style:style>
    <style:style style:name="T23" style:family="text">
      <style:text-properties officeooo:rsid="0016a312"/>
    </style:style>
    <style:style style:name="T24" style:family="text">
      <style:text-properties officeooo:rsid="00172ccd"/>
    </style:style>
    <style:style style:name="T25" style:family="text">
      <style:text-properties officeooo:rsid="00175235"/>
    </style:style>
    <style:style style:name="T26" style:family="text">
      <style:text-properties officeooo:rsid="0019480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narquía Hispánica</text:p>
      <text:p text:style-name="P2">Gobierno</text:p>
      <text:p text:style-name="P3">La Monarquía Hispánica se constituye como una Monarquía Parlamentaria de Carácter federal, contando con una división de poderes muy marcada entre el poder federal <text:span text:style-name="T1">y</text:span> <text:span text:style-name="T1">virreinal. </text:span>La Soberanía del Reino emana del Pueblo Hispano y Dios (representados por las Cortes y el Rey, respectivamente), <text:span text:style-name="T1">siendo esto lo que mantiene la cohesión dentro </text:span><text:span text:style-name="T2">del Reino. C</text:span>uenta con una <text:span text:style-name="T3">congregación de Fueros aglomerados en la Carta Real, fungiendo como máxima autoridad conjuntamente al Rey. </text:span><text:span text:style-name="T4">Las tres principales relaciones de poder entre; Estado Central/Federal, Rey/Cortes y Cortes Nobles/Cortes Generales. </text:span><text:span text:style-name="T5">Su capital se establece en la Ciudad de </text:span><text:span text:style-name="T6">Sevilla</text:span><text:span text:style-name="T5">, sin embargo, </text:span><text:span text:style-name="T6">debido a su gran tamaño, se marca Santo Domingo como sede de </text:span><text:span text:style-name="T7">las Cortes</text:span><text:span text:style-name="T6"> en muchas ocasiones.</text:span></text:p>
      <text:p text:style-name="P4">División de Poderes</text:p>
      <text:p text:style-name="P5">La división de poderes dentro de la Monarquía Hispánica <text:span text:style-name="T5">esta marcada completamente por la Carta Real, en su sección de los Fueros de Poder, dividiendo los poderes </text:span><text:span text:style-name="T8">entre Las Cortes Generales como Poder Legislativo, el </text:span><text:span text:style-name="T9">Valido</text:span><text:span text:style-name="T8"> como Poder Ejecutivo y los Tribunales como Poder Judicial. </text:span><text:span text:style-name="T9">Ademas de estos poderes, existía uno cuarto, el Poder Real, que ejercía sobre todos al mismo tiempo aunque con capacidad Limitada. </text:span></text:p>
      <text:p text:style-name="P6">Cortes Generales</text:p>
      <text:p text:style-name="P7">Las Cortes Generales son la organización legislativa de la Monarquía, <text:span text:style-name="T10">están compuestas por dos Cortes, las Cortes Nobles y las Cortes Vulgares, ambas funcionaban de maneras muy diferentes </text:span><text:span text:style-name="T11">en su organización y formación,</text:span><text:span text:style-name="T10"> pero contando con </text:span><text:span text:style-name="T7">prácticamente</text:span><text:span text:style-name="T10"> las mismas facultades </text:span><text:span text:style-name="T11">y el mismo sistema estamental</text:span><text:span text:style-name="T10">. </text:span><text:span text:style-name="T7">Las Cortes se Reunían dos veces de forma anual en alguna Plaza Imperial, aunque mas comúnmente en Sevilla, Cádiz o incluso Toledo. </text:span><text:span text:style-name="T12">Entre las Cortes se establecía la necesidad de que ambas estuvieran de acuerdo para la realización de una acción </text:span></text:p>
      <text:p text:style-name="P8">Las facultades de las Cortes se concentraban en, a saber:</text:p>
      <text:p text:style-name="P9">A. Funciones Legislativas: </text:p>
      <text:list text:style-name="L1">
        <text:list-item>
          <text:p text:style-name="P10">Aprobar Leyes o Fueros: El <text:span text:style-name="T9">rey</text:span><text:span text:style-name="T7"> </text:span>puede<text:span text:style-name="T9"> presentar leyes, y las Cortes </text:span>pueden<text:span text:style-name="T9"> aceptarlas, modificarlas o rechazarlas. </text:span><text:span text:style-name="T7"><text:s/></text:span></text:p>
        </text:list-item>
        <text:list-item>
          <text:p text:style-name="P10">Presentar Capítulos de Cortes: <text:span text:style-name="T9">los representantes de los estamentos </text:span><text:span text:style-name="T13">proponían</text:span><text:span text:style-name="T9"> al rey nuevas leyes, privilegios o correcciones de abusos.</text:span></text:p>
        </text:list-item>
        <text:list-item>
          <text:p text:style-name="P11"><text:span text:style-name="Strong_20_Emphasis"><text:span text:style-name="T14">Ratificar los fueros y privilegios: </text:span></text:span><text:span text:style-name="Strong_20_Emphasis"><text:span text:style-name="T15">De las Cortes Virreinales, Ciudades Especiales y cualquier territorio súbdito.</text:span></text:span></text:p>
        </text:list-item>
        <text:list-item>
          <text:p text:style-name="P11"><text:span text:style-name="Strong_20_Emphasis"><text:span text:style-name="T14">Garantizar la observancia de las leyes tradicionales</text:span></text:span>: si el rey las violaba, las Cortes podían recordarle sus límites.<text:span text:style-name="T7"> </text:span></text:p>
        </text:list-item>
      </text:list>
      <text:p text:style-name="P12"><text:soft-page-break/></text:p>
      <text:h text:style-name="P13" text:outline-level="3">B. Funciones fiscales</text:h>
      <text:list text:style-name="L2">
        <text:list-item>
          <text:p text:style-name="P14"><text:span text:style-name="Strong_20_Emphasis"><text:span text:style-name="T14">Aprobar los presupuestos generales del </text:span></text:span><text:span text:style-name="Strong_20_Emphasis"><text:span text:style-name="T15">Reino</text:span></text:span><text:span text:style-name="Strong_20_Emphasis"><text:span text:style-name="T14">.</text:span></text:span></text:p>
        </text:list-item>
        <text:list-item>
          <text:p text:style-name="P14"><text:span text:style-name="Strong_20_Emphasis"><text:span text:style-name="T14">Autorizar los impuestos y tributos.</text:span></text:span></text:p>
        </text:list-item>
        <text:list-item>
          <text:p text:style-name="P14"><text:span text:style-name="Strong_20_Emphasis"><text:span text:style-name="T14">Controlar el gasto público y la deuda nacional.</text:span></text:span></text:p>
        </text:list-item>
        <text:list-item>
          <text:p text:style-name="P14"><text:span text:style-name="Strong_20_Emphasis"><text:span text:style-name="T14">Fijar la cantidad y condiciones</text:span></text:span><text:span text:style-name="T14"> de los impuestos aprobados.</text:span></text:p>
        </text:list-item>
        <text:list-item>
          <text:p text:style-name="P14"><text:span text:style-name="Strong_20_Emphasis"><text:span text:style-name="T14">Defender los privilegios fiscales</text:span></text:span><text:span text:style-name="T14"> de los estamentos.</text:span></text:p>
        </text:list-item>
      </text:list>
      <text:p text:style-name="P15">C. Funciones políticas y consultivas</text:p>
      <text:list text:style-name="L3">
        <text:list-item>
          <text:p text:style-name="P16"><text:span text:style-name="Strong_20_Emphasis"><text:span text:style-name="T14">Aprobar la sucesión o jurar al heredero</text:span></text:span></text:p>
        </text:list-item>
        <text:list-item>
          <text:p text:style-name="P16"><text:span text:style-name="Strong_20_Emphasis"><text:span text:style-name="T14">Nombrar al Regente o Consejo de Regencia en ausencia del rey.</text:span></text:span></text:p>
        </text:list-item>
        <text:list-item>
          <text:p text:style-name="P16"><text:span text:style-name="Strong_20_Emphasis"><text:span text:style-name="T14">Ratificar tratados internacionales o compromisos dinásticos.</text:span></text:span></text:p>
        </text:list-item>
        <text:list-item>
          <text:p text:style-name="P16"><text:span text:style-name="Strong_20_Emphasis"><text:span text:style-name="T14">Reclamar el cumplimiento de promesas</text:span></text:span><text:span text:style-name="T14"> hechas por el monarca en anteriores Cortes.</text:span></text:p>
        </text:list-item>
        <text:list-item>
          <text:p text:style-name="P17">Negar obediencia en caso de que el Rey violara repetidamente los Fueros.</text:p>
        </text:list-item>
        <text:list-item>
          <text:p text:style-name="P18">Establecer las cualidades electivas de las Propias Cortes, según el censo.</text:p>
        </text:list-item>
      </text:list>
      <text:h text:style-name="P19" text:outline-level="3">D. Funciones judiciales</text:h>
      <text:p text:style-name="P20">Aunque no era su función principal, las Cortes podían:</text:p>
      <text:list text:style-name="L4">
        <text:list-item>
          <text:p text:style-name="P21"><text:span text:style-name="Strong_20_Emphasis"><text:span text:style-name="T14">Intervenir en casos de alta traición o conflictos entre grandes señores.</text:span></text:span></text:p>
        </text:list-item>
        <text:list-item>
          <text:p text:style-name="P21"><text:span text:style-name="Strong_20_Emphasis"><text:span text:style-name="T14">Recibir quejas</text:span></text:span><text:span text:style-name="T14"> de los súbditos sobre abusos de funcionarios reales.</text:span></text:p>
        </text:list-item>
        <text:list-item>
          <text:p text:style-name="P21"><text:span text:style-name="Strong_20_Emphasis"><text:span text:style-name="T14">Pedir castigo o reparación</text:span></text:span><text:span text:style-name="T14"> ante violaciones de los fueros o privilegios.</text:span><text:span text:style-name="T16"> </text:span></text:p>
        </text:list-item>
      </text:list>
      <text:p text:style-name="P22">Cortes Nobles</text:p>
      <text:p text:style-name="P23">Las Cortes Nobles se establecen <text:span text:style-name="T7">a través de una elección dentro de representantes de 25 </text:span><text:span text:style-name="T12">Provincias e</text:span><text:span text:style-name="T7">legid</text:span><text:span text:style-name="T12">a</text:span><text:span text:style-name="T7">s por el Rey, funcionando con un sistema estamental, formado por 5 estamentos, a saber; Nobleza, </text:span><text:span text:style-name="T17">Clero, Caballeresca, Burguesa y Llana. </text:span><text:span text:style-name="T12">Estos eran aprobados por el Rey. Funcionaba como consejo del Rey.</text:span></text:p>
      <text:p text:style-name="P22">Cortes Vulgares</text:p>
      <text:p text:style-name="P24">Las Cortes <text:span text:style-name="T12">Vulgares</text:span> se establecen <text:span text:style-name="T7">a través de una elección </text:span><text:span text:style-name="T12">censitaria, donde solo los hombres </text:span><text:span text:style-name="T18">nacidos españoles,</text:span><text:span text:style-name="T12"> libres, católicos, mayores de edad, </text:span><text:span text:style-name="T18">con derechos ciudadanos</text:span><text:span text:style-name="T12"> y medios de vida </text:span><text:span text:style-name="T18">tenían derecho a voto. </text:span><text:span text:style-name="T19">Esta votacion se realizaba a nivel Imperial, contando</text:span><text:span text:style-name="T12"> </text:span><text:span text:style-name="T18">cada </text:span><text:span text:style-name="T19">reino</text:span><text:span text:style-name="T18"> con un representante basado en una relación </text:span><text:span text:style-name="T20">con la península ibérica establecido por los Fueros de cada Virreinato. </text:span><text:span text:style-name="T19">Funcionaba a nivel estamental, contando con 3 estamentos; Burguesía, Llana y Clero.</text:span></text:p>
      <text:p text:style-name="P25"><text:soft-page-break/>El Valido </text:p>
      <text:p text:style-name="P26">El Valido se posiciona como el Poder Ejecutivo dentro del Reino, contando con las facultades para ejercer un poder Parcial. El Valido, <text:span text:style-name="T21">era elegido entre uno de los representantes de las Cortes Generales según estamento, que era elegido por el Rey y posteriormente ratificado al menos 2 veces por las Cortes. El </text:span><text:span text:style-name="T22">Valido contaba con un plazo indefinido de tiempo en su posición, constando con la necesidad de que alguna de las Cortes o el Rey llamara a las Cortes excepcionales para su destitución. </text:span></text:p>
      <text:p text:style-name="P27">Los poderes del Valido se ejercían mediante las Instituciones y Consejos Reales, constando como el poder Ejecutivo primero antes de ejercerse en el Rey, <text:span text:style-name="T23">aunque ante la presencia de el perdía buena parte de su influencia, pasando a ser unicamente una voz relevante. Tenia un puesto en las Cortes Generales a la Izquierda del Rey, </text:span><text:span text:style-name="T24">contando con un voto y voz importante dentro del mismo</text:span>. Asumía principalmente en la administración civil, <text:span text:style-name="T23">manteniéndose bastante lejos de la </text:span><text:span text:style-name="T25">relación</text:span><text:span text:style-name="T23"> diplomática y </text:span><text:span text:style-name="T25">la fuerza</text:span><text:span text:style-name="T23"> militar. </text:span><text:span text:style-name="T25">Proponía en las Cortes Generales y contaba con su propias estancias marcadas dentro de su itinerante capital. </text:span></text:p>
      <text:p text:style-name="P28">Tribunales</text:p>
      <text:p text:style-name="P29">Los Tribunales, ejercían como el poder Judicial del Reino, contando con 3 Niveles institucionales que constaban su funciones según su ampliación, constando el nivel mas alto en el Tribunal Supremo de Justicia. Mantenia en sus potestades en revisar las decisiones de las Audiencias, conocer los conflictos de competencia entre tribunales, juzgar las causas criminales de los altos funcionarios del Estado, velar por la unidad del sistema judicial y la correcta aplicación de la ley. </text:p>
      <text:p text:style-name="P29">Consta como un sistema independiente, con sus miembros inamovibles una vez nombrados, solo podían ser removidos mediante juicio legal, los jueces eran nombrados por el rey, pero no dependían de él en el ejercicio de sus funciones.</text:p>
      <text:p text:style-name="P30">El Rey</text:p>
      <text:p text:style-name="P31">Pese a haber sufrido un proceso parlamentario bastante amplio, el Rey de España, se consagraba como la Máxima <text:span text:style-name="T26">figura de poder dentro de todo el inmenso Reino. El Rey ejercía todas las funciones, constando como un cuarto poder independiente, con facultades Legislativas, Ejecutivas y que ejercían un efecto secundario en el poder Judicial. </text:span></text:p>
      <text:p text:style-name="P32">Como facultades únicas tenia el control total de</text:p>
      <text:p text:style-name="P33"/>
      <text:p text:style-name="P33"/>
      <text:p text:style-name="P33"/>
      <text:p text:style-name="P33"/>
      <text:p text:style-name="P33"/>
      <text:p text:style-name="P33"><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tantia" svg:font-family="Constant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7T21:47:45.456636600</meta:creation-date>
    <dc:date>2025-11-08T20:26:04.810524200</dc:date>
    <meta:editing-duration>PT1H11M33S</meta:editing-duration>
    <meta:editing-cycles>11</meta:editing-cycles>
    <meta:generator>LibreOffice/25.8.2.2$Windows_X86_64 LibreOffice_project/d401f2107ccab8f924a8e2df40f573aab7605b6f</meta:generator>
    <meta:document-statistic meta:table-count="0" meta:image-count="0" meta:object-count="0" meta:page-count="4" meta:paragraph-count="44" meta:word-count="1005" meta:character-count="6376" meta:non-whitespace-character-count="5421"/>
  </office:meta>
</office:document-meta>
</file>